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0ff4e9" officeooo:paragraph-rsid="000ff4e9"/>
    </style:style>
    <style:style style:name="P2" style:family="paragraph" style:parent-style-name="Standard">
      <style:paragraph-properties fo:text-align="center" style:justify-single-word="false"/>
      <style:text-properties officeooo:rsid="000ff4e9" officeooo:paragraph-rsid="000ff4e9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0ff4e9" officeooo:paragraph-rsid="000ff4e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<text:span text:style-name="T1">Andrea Peres </text:span></text:p>
      <text:p text:style-name="P1">Matricola: <text:span text:style-name="T1">4817585</text:span></text:p>
      <text:p text:style-name="P1"><text:span text:style-name="T1"/></text:p>
      <text:p text:style-name="P2"><text:span text:style-name="T1">SETI – Laboratorio Microbash</text:span></text:p>
      <text:p text:style-name="P2"><text:span text:style-name="T1"/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19:04:06.759096176</meta:creation-date>
    <dc:date>2024-06-01T19:07:45.554671538</dc:date>
    <meta:editing-duration>PT3M39S</meta:editing-duration>
    <meta:editing-cycles>1</meta:editing-cycles>
    <meta:document-statistic meta:table-count="0" meta:image-count="0" meta:object-count="0" meta:page-count="1" meta:paragraph-count="3" meta:word-count="8" meta:character-count="65" meta:non-whitespace-character-count="58"/>
    <meta:generator>LibreOffice/7.4.7.2$Linux_X86_64 LibreOffice_project/40$Build-2</meta:generator>
  </office:meta>
</office:document-meta>
</file>